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width="0.102cm" svg:stroke-color="#cccccc" draw:marker-start-width="0.356cm" draw:marker-end-width="0.356cm" draw:fill-color="#ffffff" draw:textarea-horizontal-align="justify" draw:textarea-vertical-align="middle" draw:auto-grow-height="false" fo:min-height="4.728cm" fo:min-width="18.765cm" fo:padding-top="0.176cm" fo:padding-bottom="0.176cm" fo:padding-left="0.301cm" fo:padding-right="0.301cm"/>
    </style:style>
    <style:style style:name="gr2" style:family="graphic" style:parent-style-name="standard">
      <style:graphic-properties svg:stroke-color="#00a933" draw:fill-color="#00a933" draw:textarea-horizontal-align="justify" draw:textarea-vertical-align="middle" draw:auto-grow-height="false" fo:min-height="2.444cm" fo:min-width="2.194cm"/>
      <style:paragraph-properties style:writing-mode="lr-tb"/>
    </style:style>
    <style:style style:name="gr3" style:family="graphic" style:parent-style-name="standard">
      <style:graphic-properties svg:stroke-color="#00a933" draw:fill-color="#00a933" draw:textarea-horizontal-align="justify" draw:textarea-vertical-align="middle" draw:auto-grow-height="false" fo:min-height="1.097cm" fo:min-width="0.847cm"/>
      <style:paragraph-properties style:writing-mode="lr-tb"/>
    </style:style>
    <style:style style:name="gr4" style:family="graphic" style:parent-style-name="standard">
      <style:graphic-properties svg:stroke-color="#00a933" draw:fill-color="#00a933" draw:textarea-horizontal-align="justify" draw:textarea-vertical-align="middle" draw:auto-grow-height="false" fo:min-height="0.648cm" fo:min-width="0.398cm"/>
      <style:paragraph-properties style:writing-mode="lr-tb"/>
    </style:style>
    <style:style style:name="gr5" style:family="graphic" style:parent-style-name="standard">
      <style:graphic-properties svg:stroke-color="#800080" draw:fill-color="#800080" draw:textarea-horizontal-align="justify" draw:textarea-vertical-align="middle" draw:auto-grow-height="false" fo:min-height="1.338cm" fo:min-width="1.088cm"/>
      <style:paragraph-properties style:writing-mode="lr-tb"/>
    </style:style>
    <style:style style:name="gr6" style:family="graphic" style:parent-style-name="standard">
      <style:graphic-properties svg:stroke-color="#800080" draw:fill-color="#800080" draw:textarea-horizontal-align="justify" draw:textarea-vertical-align="middle" draw:auto-grow-height="false" fo:min-height="2.925cm" fo:min-width="2.761cm"/>
      <style:paragraph-properties style:writing-mode="lr-tb"/>
    </style:style>
    <style:style style:name="gr7" style:family="graphic" style:parent-style-name="standard">
      <style:graphic-properties svg:stroke-color="#00a933" draw:fill-color="#00a933" draw:textarea-horizontal-align="justify" draw:textarea-vertical-align="middle" draw:auto-grow-height="false" fo:min-height="1.772cm" fo:min-width="1.522cm"/>
      <style:paragraph-properties style:writing-mode="lr-tb"/>
    </style:style>
    <style:style style:name="gr8" style:family="graphic" style:parent-style-name="standard">
      <style:graphic-properties svg:stroke-color="#800080" draw:fill-color="#800080" draw:textarea-horizontal-align="justify" draw:textarea-vertical-align="middle" draw:auto-grow-height="false" fo:min-height="1.973cm" fo:min-width="1.7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stroke="none" svg:stroke-color="#80008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svg:stroke-color="#1c1c1c" draw:fill-color="#ffffff" draw:textarea-horizontal-align="justify" draw:textarea-vertical-align="middle" draw:auto-grow-height="false" fo:min-height="1.179cm" fo:min-width="2.5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8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-color="#00a933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00a933"/>
      <style:paragraph-properties fo:text-align="center" style:writing-mode="lr-tb"/>
    </style:style>
    <style:style style:name="P6" style:family="paragraph">
      <loext:graphic-properties draw:fill-color="#800080"/>
      <style:paragraph-properties fo:text-align="center" style:writing-mode="lr-tb"/>
    </style:style>
    <style:style style:name="P7" style:family="paragraph">
      <loext:graphic-properties draw:fill-color="#800080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9" style:family="paragraph">
      <loext:graphic-properties draw:fill-color="#00a933"/>
      <style:paragraph-properties fo:text-align="center" style:writing-mode="lr-tb"/>
      <style:text-properties fo:font-weight="normal" style:font-weight-asian="normal" style:font-weight-complex="normal"/>
    </style:style>
    <style:style style:name="P10" style:family="paragraph">
      <loext:graphic-properties draw:fill-color="#800080"/>
      <style:paragraph-properties fo:text-align="center" style:writing-mode="lr-tb"/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367cm" svg:height="5.08cm" svg:x="1cm" svg:y="2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3.81cm" svg:x="8.937cm" svg:y="9.89cm">
          <text:p text:style-name="P2"><text:span text:style-name="T1">A</text:span></text:p>
          <text:p text:style-name="P2"><text:span text:style-name="T2">100%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905cm" svg:height="1.905cm" svg:x="1.317cm" svg:y="5.445cm">
          <text:p text:style-name="P4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905cm" svg:height="1.905cm" svg:x="3.857cm" svg:y="5.445cm">
          <text:p text:style-name="P4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905cm" svg:height="1.905cm" svg:x="2.587cm" svg:y="3.222cm">
          <text:p text:style-name="P4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81cm" svg:height="3.81cm" svg:x="14.557cm" svg:y="3.54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8.684cm" svg:y="3.54cm">
          <text:p text:style-name="P4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588cm" svg:height="1.588cm" svg:x="16.556cm" svg:y="15.287cm">
          <text:p text:style-name="P4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88cm" svg:height="1.588cm" svg:x="18.778cm" svg:y="15.287cm">
          <text:p text:style-name="P4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88cm" svg:height="1.588cm" svg:x="16.556cm" svg:y="17.828cm">
          <text:p text:style-name="P4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88cm" svg:height="1.588cm" svg:x="18.779cm" svg:y="17.827cm">
          <text:p text:style-name="P4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261cm" svg:height="3.175cm" svg:x="1.952cm" svg:y="16.24cm">
          <text:p text:style-name="P2"><text:span text:style-name="T1">B</text:span></text:p>
          <text:p text:style-name="P2"><text:span text:style-name="T2">100%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858cm" svg:height="2.858cm" svg:x="8.252cm" svg:y="19.722cm">
          <text:p text:style-name="P8"><text:span text:style-name="T5">A</text:span></text:p>
          <text:p text:style-name="P8"><text:span text:style-name="T2">X%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2.282cm" svg:height="2.223cm" svg:x="11.418cm" svg:y="20.04cm">
          <text:p text:style-name="P8"><text:span text:style-name="T5">B</text:span></text:p>
          <text:p text:style-name="P8"><text:span text:style-name="T2">Y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2.223cm" svg:height="0.962cm" svg:x="2.487cm" svg:y="4.918cm">
          <draw:text-box>
            <text:p>100%</text:p>
          </draw:text-box>
        </draw:frame>
        <draw:frame draw:style-name="gr9" draw:text-style-name="P11" draw:layer="layout" svg:width="2.223cm" svg:height="0.962cm" svg:x="18.367cm" svg:y="4.81cm">
          <draw:text-box>
            <text:p>100%</text:p>
          </draw:text-box>
        </draw:frame>
        <draw:frame draw:style-name="gr10" draw:text-style-name="P11" draw:layer="layout" svg:width="2.223cm" svg:height="0.962cm" svg:x="17.509cm" svg:y="16.875cm">
          <draw:text-box>
            <text:p>100%</text:p>
          </draw:text-box>
        </draw:frame>
        <draw:frame draw:style-name="gr9" draw:text-style-name="P11" draw:layer="layout" svg:width="4.446cm" svg:height="0.962cm" svg:x="8.936cm" svg:y="22.58cm">
          <draw:text-box>
            <text:p>X + Y = 100%</text:p>
          </draw:text-box>
        </draw:frame>
        <draw:custom-shape draw:style-name="gr11" draw:text-style-name="P1" draw:layer="layout" svg:width="3.493cm" svg:height="2.857cm" draw:transform="rotate (2.46981542449718) translate (7.861cm 10.8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3.493cm" svg:height="2.857cm" draw:transform="rotate (-0.620464549083984) translate (14.033cm 12.11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3.493cm" svg:height="2.857cm" draw:transform="rotate (-2.44834787469765) translate (9.322cm 14.62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3.493cm" svg:height="2.857cm" draw:transform="rotate (-1.5707963267949) translate (12.428cm 15.287cm)">
          <text:p/>
          <draw:enhanced-geometry svg:viewBox="0 0 21600 21600" draw:text-areas="0 ?f0 ?f5 ?f2" draw:type="right-arrow" draw:modifiers="16703.8351459645 5502.029391182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3.493cm" svg:height="2.857cm" draw:transform="rotate (0.758520092916736) translate (11.795cm 8.7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2" draw:layer="layout" svg:width="1.734cm" svg:height="0.962cm" draw:transform="rotate (-0.687310659435367) translate (7.328cm 8.052cm)">
          <draw:text-box>
            <text:p>Split</text:p>
          </draw:text-box>
        </draw:frame>
        <draw:frame draw:style-name="gr12" draw:text-style-name="P12" draw:layer="layout" svg:width="2.792cm" svg:height="1.673cm" draw:transform="rotate (0.702844089778117) translate (5.762cm 14.645cm)">
          <draw:text-box>
            <text:p>Symbol </text:p>
            <text:p>change</text:p>
          </draw:text-box>
        </draw:frame>
        <draw:frame draw:style-name="gr13" draw:text-style-name="P12" draw:layer="layout" svg:width="2.63cm" svg:height="0.962cm" draw:transform="rotate (-0.599346065134853) translate (13.75cm 13.065cm)">
          <draw:text-box>
            <text:p>Merger</text:p>
          </draw:text-box>
        </draw:frame>
        <draw:frame draw:style-name="gr12" draw:text-style-name="P12" draw:layer="layout" svg:width="2.856cm" svg:height="1.673cm" draw:transform="rotate (0.771260996456294) translate (12.376cm 9.027cm)">
          <draw:text-box>
            <text:p>Stock</text:p>
            <text:p>dividend</text:p>
          </draw:text-box>
        </draw:frame>
        <draw:frame draw:style-name="gr12" draw:text-style-name="P12" draw:layer="layout" svg:width="2.674cm" svg:height="0.962cm" draw:transform="rotate (1.5707963267949) translate (10.515cm 18.145cm)">
          <draw:text-box>
            <text:p>Spin-off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31T11:02:00.635080131</meta:creation-date>
    <dc:date>2021-01-31T11:43:53.054188420</dc:date>
    <meta:editing-duration>PT39M11S</meta:editing-duration>
    <meta:editing-cycles>20</meta:editing-cycles>
    <meta:generator>LibreOffice/7.0.4.2$Linux_X86_64 LibreOffice_project/00$Build-2</meta:generator>
    <meta:document-statistic meta:object-count="28"/>
  </office:meta>
</office:document-meta>
</file>